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BoldMT" svg:font-family="Arial-BoldMT"/>
    <style:font-face style:name="Fixedsys" svg:font-family="Fixedsys"/>
    <style:font-face style:name="StarSymbol" svg:font-family="StarSymbol, 'Arial Unicode MS'"/>
    <style:font-face style:name="Tahoma1" svg:font-family="Tahoma"/>
    <style:font-face style:name="Times" svg:font-family="Times, 'Times New Roman'"/>
    <style:font-face style:name="Courier New" svg:font-family="'Courier New'" style:font-family-generic="modern"/>
    <style:font-face style:name="ArialMT" svg:font-family="ArialMT" style:font-family-generic="swiss"/>
    <style:font-face style:name="Helvetica" svg:font-family="Helvetica" style:font-family-generic="swiss"/>
    <style:font-face style:name="DejaVuSans" svg:font-family="DejaVuSans" style:font-pitch="variable"/>
    <style:font-face style:name="HG Mincho Light J" svg:font-family="'HG Mincho Light J', msmincho" style:font-pitch="variable"/>
    <style:font-face style:name="Tahoma2" svg:font-family="Tahoma"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5.949cm" fo:margin-left="-0.18cm" table:align="left" style:writing-mode="lr-tb"/>
    </style:style>
    <style:style style:name="Table1.A" style:family="table-column">
      <style:table-column-properties style:column-width="3.362cm"/>
    </style:style>
    <style:style style:name="Table1.B" style:family="table-column">
      <style:table-column-properties style:column-width="12.587cm"/>
    </style:style>
    <style:style style:name="Table1.1" style:family="table-row">
      <style:table-row-properties style:keep-together="true" fo:keep-together="auto"/>
    </style:style>
    <style:style style:name="Table1.A1" style:family="table-cell">
      <style:table-cell-properties style:vertical-align="middle" style:border-line-width-left="0.002cm 0.035cm 0.002cm" style:border-line-width-top="0.002cm 0.035cm 0.002cm" style:border-line-width-bottom="0.002cm 0.035cm 0.002cm" fo:padding="0.026cm" fo:border-left="0.039cm double #c0c0c0" fo:border-right="none" fo:border-top="0.039cm double #c0c0c0" fo:border-bottom="0.039cm double #c0c0c0" style:writing-mode="lr-tb"/>
    </style:style>
    <style:style style:name="Table1.B1" style:family="table-cell">
      <style:table-cell-properties style:vertical-align="middle" style:border-line-width="0.002cm 0.035cm 0.002cm" fo:padding="0.026cm" fo:border="0.039cm double #c0c0c0" style:writing-mode="lr-tb"/>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fo:font-size="10.5pt" fo:font-style="italic" style:font-size-asian="10.5pt" style:font-style-asian="italic" style:font-size-complex="10.5pt" style:font-style-complex="italic"/>
    </style:style>
    <style:style style:name="P3" style:family="paragraph" style:parent-style-name="Normal_20__28_Web_29_">
      <style:text-properties style:font-name="Times New Roman"/>
    </style:style>
    <style:style style:name="P4" style:family="paragraph" style:parent-style-name="Normal_20__28_Web_29_">
      <style:text-properties style:font-name="Times New Roman" fo:font-weight="bold" style:font-weight-asian="bold" style:font-weight-complex="bold"/>
    </style:style>
    <style:style style:name="P5" style:family="paragraph" style:parent-style-name="Standard">
      <style:paragraph-properties fo:text-align="center" style:justify-single-word="false"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1pt" fo:font-weight="bold" style:font-size-asian="11pt" style:font-weight-asian="bold" style:font-name-complex="Fixedsys" style:font-size-complex="11pt"/>
    </style:style>
    <style:style style:name="P6" style:family="paragraph" style:parent-style-name="Standard">
      <style:paragraph-properties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1pt" fo:font-weight="bold" style:font-size-asian="11pt" style:font-weight-asian="bold" style:font-name-complex="Fixedsys" style:font-size-complex="11pt" style:font-weight-complex="bold"/>
    </style:style>
    <style:style style:name="P7" style:family="paragraph" style:parent-style-name="Standard">
      <style:paragraph-properties fo:text-align="start" style:justify-single-word="false"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1pt" fo:font-weight="bold" style:font-size-asian="11pt" style:font-weight-asian="bold" style:font-name-complex="Fixedsys" style:font-size-complex="11pt" style:font-weight-complex="bold"/>
    </style:style>
    <style:style style:name="P8" style:family="paragraph" style:parent-style-name="Standard">
      <style:paragraph-properties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1pt" fo:font-weight="bold" style:font-size-asian="11pt" style:font-weight-asian="bold" style:font-name-complex="Fixedsys" style:font-size-complex="11pt"/>
    </style:style>
    <style:style style:name="P9" style:family="paragraph" style:parent-style-name="Standard">
      <style:paragraph-properties fo:text-align="start" style:justify-single-word="false"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1pt" fo:font-weight="bold" style:font-size-asian="11pt" style:font-weight-asian="bold" style:font-name-complex="Fixedsys" style:font-size-complex="11pt"/>
    </style:style>
    <style:style style:name="P10" style:family="paragraph" style:parent-style-name="Standard">
      <style:paragraph-properties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1pt" style:font-size-asian="11pt" style:font-name-complex="Fixedsys" style:font-size-complex="11pt"/>
    </style:style>
    <style:style style:name="P11" style:family="paragraph" style:parent-style-name="Standard">
      <style:paragraph-properties fo:text-align="start" style:justify-single-word="false"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1pt" style:font-size-asian="11pt" style:font-name-complex="Fixedsys" style:font-size-complex="11pt"/>
    </style:style>
    <style:style style:name="P12" style:family="paragraph" style:parent-style-name="Standard">
      <style:paragraph-properties fo:text-align="start" style:justify-single-word="false" style:text-autospace="none"/>
      <style:text-properties fo:color="#000000" style:font-name="Times New Roman" fo:font-size="11pt" style:font-size-asian="11pt" style:font-name-complex="Fixedsys" style:font-size-complex="11pt"/>
    </style:style>
    <style:style style:name="P13" style:family="paragraph" style:parent-style-name="Standard">
      <style:paragraph-properties fo:text-align="start" style:justify-single-word="false"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1pt" fo:font-weight="normal" style:font-size-asian="11pt" style:font-weight-asian="normal" style:font-name-complex="Fixedsys" style:font-size-complex="11pt" style:font-weight-complex="normal"/>
    </style:style>
    <style:style style:name="P14" style:family="paragraph" style:parent-style-name="Standard">
      <style:paragraph-properties fo:text-align="center" style:justify-single-word="false"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4pt" fo:font-weight="bold" style:font-size-asian="14pt" style:font-weight-asian="bold" style:font-name-complex="Fixedsys" style:font-size-complex="14pt"/>
    </style:style>
    <style:style style:name="P15" style:family="paragraph" style:parent-style-name="Standard">
      <style:paragraph-properties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Arial-BoldMT" fo:font-size="12pt" fo:font-weight="bold" style:font-name-asian="Arial-BoldMT" style:font-size-asian="12pt" style:font-weight-asian="bold" style:font-name-complex="Arial-BoldMT" style:font-size-complex="12pt" style:font-weight-complex="bold"/>
    </style:style>
    <style:style style:name="P16" style:family="paragraph" style:parent-style-name="Standard">
      <style:paragraph-properties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style>
    <style:style style:name="P17" style:family="paragraph" style:parent-style-name="Standard">
      <style:paragraph-properties fo:text-align="center" style:justify-single-word="false"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style:font-name="Times New Roman"/>
    </style:style>
    <style:style style:name="P18" style:family="paragraph" style:parent-style-name="Standard">
      <style:paragraph-properties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style:font-name="Times New Roman"/>
    </style:style>
    <style:style style:name="P19" style:family="paragraph" style:parent-style-name="Standard">
      <style:paragraph-properties fo:text-align="start" style:justify-single-word="false"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style:font-name="Times New Roman"/>
    </style:style>
    <style:style style:name="P20" style:family="paragraph" style:parent-style-name="Standard">
      <style:paragraph-properties fo:text-align="center" style:justify-single-word="false" style:snap-to-layout-grid="false"/>
      <style:text-properties style:font-name="Times New Roman" fo:font-weight="bold" style:font-weight-asian="bold" style:font-weight-complex="bold"/>
    </style:style>
    <style:style style:name="P21" style:family="paragraph" style:parent-style-name="Standard">
      <style:paragraph-properties style:snap-to-layout-grid="false"/>
      <style:text-properties style:font-name="Times New Roman"/>
    </style:style>
    <style:style style:name="P22" style:family="paragraph" style:parent-style-name="Standard">
      <style:paragraph-properties fo:text-align="start" style:justify-single-word="false"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style>
    <style:style style:name="P23" style:family="paragraph" style:parent-style-name="Standard">
      <style:paragraph-properties style:snap-to-layout-grid="false"/>
    </style:style>
    <style:style style:name="P24" style:family="paragraph" style:parent-style-name="Standard">
      <style:paragraph-properties fo:text-align="start" style:justify-single-word="false" style:text-autospace="none"/>
      <style:text-properties style:font-name="Arial-BoldMT" fo:font-size="12pt" fo:font-weight="bold" style:font-name-asian="Arial-BoldMT" style:font-size-asian="12pt" style:font-weight-asian="bold" style:font-name-complex="Arial-BoldMT" style:font-size-complex="12pt" style:font-weight-complex="bold"/>
    </style:style>
    <style:style style:name="P25" style:family="paragraph" style:parent-style-name="Standard">
      <style:paragraph-properties fo:text-align="start" style:justify-single-word="false" style:text-autospace="none"/>
      <style:text-properties style:font-name="ArialMT" fo:font-size="12pt" style:font-name-asian="ArialMT" style:font-size-asian="12pt" style:font-name-complex="ArialMT" style:font-size-complex="12pt"/>
    </style:style>
    <style:style style:name="P26" style:family="paragraph" style:parent-style-name="Standard">
      <style:paragraph-properties fo:text-align="start" style:justify-single-word="false" style:text-autospace="none"/>
      <style:text-properties style:font-name="ArialMT" fo:font-size="12pt" fo:font-weight="bold" style:font-name-asian="ArialMT" style:font-size-asian="12pt" style:font-weight-asian="bold" style:font-name-complex="ArialMT" style:font-size-complex="12pt" style:font-weight-complex="bold"/>
    </style:style>
    <style:style style:name="P27" style:family="paragraph" style:parent-style-name="Standard">
      <style:paragraph-properties fo:break-before="page"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1pt" fo:font-weight="bold" style:font-size-asian="11pt" style:font-weight-asian="bold" style:font-name-complex="Fixedsys" style:font-size-complex="11pt" style:font-weight-complex="bold"/>
    </style:style>
    <style:style style:name="P28" style:family="paragraph" style:parent-style-name="Standard">
      <style:paragraph-properties fo:break-before="page"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1pt" style:font-size-asian="11pt" style:font-name-complex="Fixedsys" style:font-size-complex="11pt"/>
    </style:style>
    <style:style style:name="P29" style:family="paragraph" style:parent-style-name="Text_20_body">
      <style:paragraph-properties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1pt" style:font-size-asian="11pt" style:font-name-complex="Fixedsys" style:font-size-complex="11pt"/>
    </style:style>
    <style:style style:name="P30" style:family="paragraph" style:parent-style-name="Standard" style:master-page-name="Standard">
      <style:paragraph-properties fo:text-align="center" style:justify-single-word="false" style:page-number="auto" style:text-autospace="no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 style:position="16.933cm"/>
          <style:tab-stop style:position="17.78cm"/>
          <style:tab-stop style:position="18.627cm"/>
          <style:tab-stop style:position="19.473cm"/>
          <style:tab-stop style:position="20.32cm"/>
          <style:tab-stop style:position="21.167cm"/>
          <style:tab-stop style:position="22.013cm"/>
          <style:tab-stop style:position="22.86cm"/>
          <style:tab-stop style:position="23.707cm"/>
          <style:tab-stop style:position="24.553cm"/>
          <style:tab-stop style:position="25.4cm"/>
          <style:tab-stop style:position="26.247cm"/>
          <style:tab-stop style:position="27.093cm"/>
        </style:tab-stops>
      </style:paragraph-properties>
      <style:text-properties fo:color="#000000" style:font-name="Times New Roman" fo:font-size="11pt" fo:font-weight="bold" style:font-size-asian="11pt" style:font-weight-asian="bold" style:font-name-complex="Fixedsys" style:font-size-complex="11pt"/>
    </style:style>
    <style:style style:name="P31" style:family="paragraph" style:parent-style-name="Normal_20__28_Web_29_">
      <style:paragraph-properties fo:margin-top="0.494cm" fo:margin-bottom="0.494cm"/>
    </style:style>
    <style:style style:name="T1" style:family="text">
      <style:text-properties fo:font-size="10.5pt" fo:font-style="italic" style:font-size-asian="10.5pt" style:font-style-asian="italic" style:font-size-complex="10.5pt" style:font-style-complex="italic"/>
    </style:style>
    <style:style style:name="T2" style:family="text">
      <style:text-properties fo:color="#000000" style:font-name="Times New Roman" fo:font-size="11pt" style:font-size-asian="11pt" style:font-name-complex="Fixedsys" style:font-size-complex="11pt"/>
    </style:style>
    <style:style style:name="T3" style:family="text">
      <style:text-properties fo:color="#000000" style:font-name="Times New Roman" fo:font-size="11pt" fo:font-weight="normal" style:font-size-asian="11pt" style:font-weight-asian="normal" style:font-name-complex="Fixedsys" style:font-size-complex="11pt" style:font-weight-complex="normal"/>
    </style:style>
    <style:style style:name="T4" style:family="text">
      <style:text-properties fo:color="#000000" style:font-name="Times New Roman" fo:font-size="11pt" fo:font-weight="bold" style:font-size-asian="11pt" style:font-name-complex="Fixedsys" style:font-size-complex="11pt"/>
    </style:style>
    <style:style style:name="T5" style:family="text">
      <style:text-properties fo:color="#000000" style:font-name="Times New Roman" fo:font-size="10.5pt" style:font-size-asian="10.5pt" style:font-name-complex="Fixedsys" style:font-size-complex="10.5pt"/>
    </style:style>
    <style:style style:name="T6" style:family="text">
      <style:text-properties style:font-name="Times New Roman"/>
    </style:style>
    <style:style style:name="T7" style:family="text">
      <style:text-properties style:font-name="Times New Roman" fo:font-size="11pt" style:font-size-asian="11pt" style:font-name-complex="Fixedsys" style:font-size-complex="11pt"/>
    </style:style>
    <style:style style:name="T8" style:family="text">
      <style:text-properties style:font-name="Times New Roman" fo:font-size="11pt" fo:font-weight="normal" style:font-size-asian="11pt" style:font-weight-asian="normal" style:font-name-complex="Fixedsys" style:font-size-complex="11pt" style:font-weight-complex="normal"/>
    </style:style>
    <style:style style:name="T9" style:family="text">
      <style:text-properties style:font-name="Times New Roman" fo:font-weight="bold" style:font-weight-asian="bold" style:font-weight-complex="bold"/>
    </style:style>
    <style:style style:name="T10" style:family="text">
      <style:text-properties style:font-name="Times New Roman" fo:font-style="italic" fo:font-weight="bold" style:font-style-asian="italic" style:font-weight-asian="bold" style:font-style-complex="italic" style:font-weight-complex="bold"/>
    </style:style>
    <style:style style:name="T11" style:family="text">
      <style:text-properties style:font-name="Times New Roman" fo:font-weight="normal" style:font-weight-asian="normal" style:font-weight-complex="normal"/>
    </style:style>
    <style:style style:name="T12" style:family="text">
      <style:text-properties style:font-name="Times New Roman" fo:language="en" fo:country="US"/>
    </style:style>
    <style:style style:name="T13" style:family="text">
      <style:text-properties fo:font-weight="bold"/>
    </style:style>
    <style:style style:name="T14" style:family="text">
      <style:text-properties fo:font-weight="bold" style:font-weight-asian="bold"/>
    </style:style>
    <style:style style:name="T15"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ódulo II</text:p>
      <text:p text:style-name="P5"/>
      <text:p text:style-name="P14"><text:span text:style-name="Strong_20_Emphasis">2) Entendendo e trabalhando com CLUSTERS</text:span></text:p>
      <text:p text:style-name="P10"/>
      <text:p text:style-name="P10">1 - Iniciando e parando o serviço do PostgreSQL</text:p>
      <text:p text:style-name="P10">2 - Entendendo os Tablespaces</text:p>
      <text:p text:style-name="P10">3 - Criação de bancos de dados</text:p>
      <text:p text:style-name="P10">4 - Removendo bancos de dados</text:p>
      <text:p text:style-name="P10">5 - Bancos de dados de template/modelo </text:p>
      <text:p text:style-name="P10">6 - Entendendo o layout físico dos bancos de dados</text:p>
      <text:p text:style-name="P10"/>
      <text:p text:style-name="P10">A palavra "cluster" pode significar várias coisas diferentes dependendo do contexto:</text:p>
      <text:p text:style-name="P10"/>
      <text:p text:style-name="P10">1) Existe o cluster de tabelas:</text:p>
      <text:p text:style-name="P10"><text:a xlink:type="simple" xlink:href="http://www.postgresql.org/docs/8.3/static/sql-cluster.html">http://www.postgresql.org/docs/8.3/static/sql-cluster.html</text:a> <text:s/>ou</text:p>
      <text:p text:style-name="P10"><text:a xlink:type="simple" xlink:href="http://www.postgresql.org/docs/8.3/static/app-clusterdb.html">http://www.postgresql.org/docs/8.3/static/app-clusterdb.html</text:a> </text:p>
      <text:p text:style-name="P10"/>
      <text:p text:style-name="P10">2) Existe o cluster do postgresql, que consiste em todos os arquivos que compõem um conjunto de bancos de dados administrados por uma instância do postgresql que sobe em uma porta só dele. Este cluster é criado pelo initdb:</text:p>
      <text:p text:style-name="P10"><text:a xlink:type="simple" xlink:href="http://www.postgresql.org/docs/8.3/static/app-initdb.html">http://www.postgresql.org/docs/8.3/static/app-initdb.html</text:a> </text:p>
      <text:p text:style-name="P10"/>
      <text:p text:style-name="P10">3) Existe o conceito de cluster de bancos de dados que são várias instâncias de bancos de dados rodando em máquinas diferentes e se comportando como se fossem uma só. O PostgreSQL não possui uma implantação deste tipo.</text:p>
      <text:p text:style-name="P10"/>
      <text:p text:style-name="P10">4) Existe do pg_cluster que é uma implementação de replicação e é parecido com um cluster, mas na verdade é uma replicação:</text:p>
      <text:p text:style-name="P10"><text:a xlink:type="simple" xlink:href="http://pgfoundry.org/projects/pgcluster/">http://pgfoundry.org/projects/pgcluster/</text:a> </text:p>
      <text:p text:style-name="P10"/>
      <text:p text:style-name="P10">Para ver a diferença entre cluster e replicação, veja:</text:p>
      <text:p text:style-name="P10"><text:a xlink:type="simple" xlink:href="http://www.midstorm.org/~telles/2007/08/24/cluster-replicacao/">http://www.midstorm.org/~telles/2007/08/24/cluster-replicacao/</text:a> </text:p>
      <text:p text:style-name="P10"/>
      <text:p text:style-name="P6">Cluster de Versões</text:p>
      <text:p text:style-name="P10">1) Os pacotes do Debian fazem isso automaticamente, de forma limpa.</text:p>
      <text:p text:style-name="P10">Você instala o 8.1 e 8.2 na mesma máquina e ele sobe cada um em uma porta diferente. Vale a pena conferir para ver como ele organiza as coisas, particularmente a estrutura de diretórios é o init.d.</text:p>
      <text:p text:style-name="P10"/>
      <text:p text:style-name="P10">(Fábio Telles na lista pgbr-geral.)<text:line-break/></text:p>
      <text:p text:style-name="P10"/>
      <text:p text:style-name="P6"/>
      <text:p text:style-name="P27"><text:line-break/>Instalação do PostgreSQ-8.3 através dos repositórios do Ubuntu 7.10</text:p>
      <text:p text:style-name="P10"/>
      <text:p text:style-name="P6">Para instalar o Servidor, acesse um terminal e digite:</text:p>
      <text:p text:style-name="P10">sudo apt-get install postgresql-8.3 (com este pacote serão instalados o server, o client e o common)<text:tab/></text:p>
      <text:p text:style-name="P10">sudo apt-get install postgresql-contrib-8.3</text:p>
      <text:p text:style-name="P16"><text:span text:style-name="T2">sudo apt-get install postgresql-doc-8.3 (ficará em </text:span><text:span text:style-name="T5">/usr/share/doc/postgresql-doc-8.3/html/index.html</text:span><text:span text:style-name="T2">)</text:span></text:p>
      <text:p text:style-name="P10"/>
      <text:p text:style-name="P6">Em máquinas que somente precisam ter o cliente instalado use:</text:p>
      <text:p text:style-name="P10">sudo apt-get install postgresql-client-8.3</text:p>
      <text:p text:style-name="P10">sudo apt-get install postgresql-doc-8.3</text:p>
      <text:p text:style-name="P10">sudo apt-get install pgadmin3</text:p>
      <text:p text:style-name="P10"/>
      <text:p text:style-name="P10">Após instalar o 8.3 repita os passos para instalar também a versão 8.2, de forma que fiquemos com dois clusters instalados, um da versão 8.3 e outro da versão 8.2. O Ubuntu gerencia bem isso e de forma transparente. Geralmente o primeiro instalado fica na porta 5432 e o segunda na 5433.</text:p>
      <text:p text:style-name="P10"/>
      <text:p text:style-name="P10">Após instalar o pgadmin execute o script abaixo para habilitar algumas funções úteis:</text:p>
      <text:p text:style-name="P10">sudo -u postgres psql -d postgres &lt; /usr/share/postgresql/8.3/contrib/adminpack.sql</text:p>
      <text:p text:style-name="P10"/>
      <text:p text:style-name="P6">Para acessar a console do psql:</text:p>
      <text:p text:style-name="P10"/>
      <text:p text:style-name="P10">Para acessar o 8.3 use</text:p>
      <text:p text:style-name="P10">sudo -u postgres psql</text:p>
      <text:p text:style-name="P10"/>
      <text:p text:style-name="P10">Para acessar o 8.2 use</text:p>
      <text:p text:style-name="P10">sudo -u postgres psql -p 5433</text:p>
      <text:p text:style-name="P10"/>
      <text:p text:style-name="P10">Ou mais adequadamente com:</text:p>
      <text:p text:style-name="P10"><text:s/>sudo -u postgres /usr/lib/postgresql/8.2/bin/psql -p 5433</text:p>
      <text:p text:style-name="P10"/>
      <text:p text:style-name="P10">Observe que não será solicitada a senha do postgres. Isso devido ao método de autenticação usado por padrão no /etc/postgresql/8.3/main/pg_hba.conf, que identifica o usuário do sistema operacional, sem senha.</text:p>
      <text:p text:style-name="P10">Na primeira vez que acessar altere a senha do super-usuário:</text:p>
      <text:p text:style-name="P10"/>
      <text:p text:style-name="P10">ALTER ROLE postgres WITH ENCRYPTED PASSWORD 'postgres';</text:p>
      <text:p text:style-name="P10">Para oferecer mais segurança no acesso remoto, já que localmente não requer senha.</text:p>
      <text:p text:style-name="P10"/>
      <text:p text:style-name="P10">Para constatar os dois serviços no ar abra um terminal execute:</text:p>
      <text:p text:style-name="P10"/>
      <text:p text:style-name="P10">ps ax | grep post</text:p>
      <text:p text:style-name="P10"/>
      <text:p text:style-name="P6"/>
      <text:p text:style-name="P27"><text:line-break/>Diretórios quando instalado pelos repositórios:</text:p>
      <text:p text:style-name="P10"/>
      <text:p text:style-name="P10">- Diretório base (com bancos e outros) - /var/lib/postgresql/8.3/main</text:p>
      <text:p text:style-name="P10">- Arquivos de configuração (pg_hba.conf, pg_ident.conf e postgresql.conf) <text:tab/>- /etc/postgresql/8.3/main</text:p>
      <text:p text:style-name="P10">- Diretório de gerenciameto dos clusters - /etc/postgresql-common</text:p>
      <text:p text:style-name="P10">- Diretório dos binários - /usr/lib/postgresql/8.3/bin</text:p>
      <text:p text:style-name="P10"/>
      <text:p text:style-name="P6"/>
      <text:p text:style-name="P6">Exercício</text:p>
      <text:p text:style-name="P10"/>
      <text:p text:style-name="P10">Importar o banco de dados de CEP existente no CD ou em:</text:p>
      <text:p text:style-name="P16"><text:a xlink:type="simple" xlink:href="http://tudoemum.ribafs.net/includes/cep_brasil.sql.bz2"><text:span text:style-name="Internet_20_link"><text:span text:style-name="T7">http://tudoemum.ribafs.net/includes/cep_brasil.sql.bz2</text:span></text:span></text:a></text:p>
      <text:p text:style-name="P10"/>
      <text:p text:style-name="P10">Faça o download e copie para a pasta /home/aluno</text:p>
      <text:p text:style-name="P10">Descompacte:</text:p>
      <text:p text:style-name="P10"/>
      <text:p text:style-name="P10">Abra o gerenciador de arquivos (locais – pasta pessoal). Clicando com o botão direito e extrair aqui.</text:p>
      <text:p text:style-name="P10"/>
      <text:p text:style-name="P10">Este banco de CEPs (do Brasil), não é completo nem está atualizado mas é uma boa base de testes e contém os CEPs das grandes cidades e capitais.</text:p>
      <text:p text:style-name="P10"/>
      <text:p text:style-name="P10">- Mude as permissões do arquivo cep_brasil_unique.csv para que o usuário postgres tenha permissão de acessá-lo:</text:p>
      <text:p text:style-name="P10">sudo chown postgres:postgres <text:s/>cep_brasil_unique.csv</text:p>
      <text:p text:style-name="P10"/>
      <text:p text:style-name="P10">Experimente criar o banco na versão 8.3 com codificação latin1.</text:p>
      <text:p text:style-name="P10">Ele não criará, informando incompatibilidade com as configurações do servidor/sistema operacional.</text:p>
      <text:p text:style-name="P10">Para ter compatibilidade com latin1 no 8.3 devemos criar o clustar passando a codificação pelo comando initdb.</text:p>
      <text:p text:style-name="P10"/>
      <text:p text:style-name="P10">sudo -u postgres psql</text:p>
      <text:p text:style-name="P10">create database cep_brasil with encoding 'latin1';</text:p>
      <text:p text:style-name="P10"/>
      <text:p text:style-name="P10">\c cep_brasil</text:p>
      <text:p text:style-name="P10">create table cep_full (</text:p>
      <text:p text:style-name="P10"><text:tab/>cep char(8), </text:p>
      <text:p text:style-name="P10"><text:tab/>tipo char(72), </text:p>
      <text:p text:style-name="P10"><text:tab/>logradouro char(70),</text:p>
      <text:p text:style-name="P10"><text:tab/>bairro char(72),</text:p>
      <text:p text:style-name="P10"><text:tab/>municipio char(60), </text:p>
      <text:p text:style-name="P10"><text:tab/>uf char(2)</text:p>
      <text:p text:style-name="P10">);</text:p>
      <text:p text:style-name="P10"/>
      <text:p text:style-name="P10"/>
      <text:p text:style-name="P28"><text:line-break/>Execute os comandos abaixo e veja as informações:</text:p>
      <text:p text:style-name="P10">\l</text:p>
      <text:p text:style-name="P10">Depois:</text:p>
      <text:p text:style-name="P10">\d</text:p>
      <text:p text:style-name="P10"/>
      <text:p text:style-name="P10">Importar o script de ceps para a tabela que acabamos de criar:</text:p>
      <text:p text:style-name="P10">\copy cep_full from /home/ribafs/cep_brasil_unique.csv</text:p>
      <text:p text:style-name="P10"/>
      <text:p text:style-name="P10">Então, para ativar o cronômetro, execute:</text:p>
      <text:p text:style-name="P10">\timing</text:p>
      <text:p text:style-name="P10"/>
      <text:p text:style-name="P10">Faça uma consulta que retorne apenas o registro com o CEP da sua rua:</text:p>
      <text:p text:style-name="P10">select logradouro from cep_full where cep = '60420440';</text:p>
      <text:p text:style-name="P10"/>
      <text:p text:style-name="P10">Dual Core 2.2, 2GB RAM e Ubuntu 7.10 gastou 6711,204 ms.</text:p>
      <text:p text:style-name="P10">Centrino 1.86 1GB de RAM e Ubuntu 7.10 gastou 8476.877 ms</text:p>
      <text:p text:style-name="P10"/>
      <text:p text:style-name="P10">Caso repita a consulta, levará apenas 514 ms na última máquima, pois está no cache.</text:p>
      <text:p text:style-name="P10"/>
      <text:p text:style-name="P10"/>
      <text:p text:style-name="P10">Agora adicione uma chave primária na tabela:</text:p>
      <text:p text:style-name="P10">ALTER TABLE cep_full add constraint cep_pk primary key (cep);</text:p>
      <text:p text:style-name="P10"/>
      <text:p text:style-name="P10">Então repita a mesma consulta anterior e veja a diferença de desempenho por conta do índice adicionado. Tenha o cuidado de executar o comando ANALYZE antes da consulta.</text:p>
      <text:p text:style-name="P10"/>
      <text:p text:style-name="P10">Aqui gastou somente 1.135ms.</text:p>
      <text:p text:style-name="P8"><text:line-break/>1 - Iniciando e parando o serviço do PostgreSQL</text:p>
      <text:p text:style-name="P17"/>
      <text:p text:style-name="P6">Parar:</text:p>
      <text:p text:style-name="P10">sudo /etc/init.d/postgresql-8.3 stop</text:p>
      <text:p text:style-name="P18"/>
      <text:p text:style-name="P6">Iniciar:</text:p>
      <text:p text:style-name="P10">sudo /etc/init.d/postgresql-8.3 start</text:p>
      <text:p text:style-name="P18"/>
      <text:p text:style-name="P6">Reiniciar:</text:p>
      <text:p text:style-name="P10">sudo /etc/init.d/postgresql-8.3 restart</text:p>
      <text:p text:style-name="P18"/>
      <text:p text:style-name="P18">Para o 8.2 é de forma semelhante.</text:p>
      <text:p text:style-name="P18"/>
      <text:p text:style-name="P6">Observação</text:p>
      <text:p text:style-name="P10">Estamos usando o script oferecido pela distribuição ou então aquele dos contribs que acompanha os fontes.</text:p>
      <text:p text:style-name="P18"/>
      <text:p text:style-name="P6"><text:soft-page-break/></text:p>
      <text:p text:style-name="P6">Manualmente:</text:p>
      <text:p text:style-name="P18"/>
      <text:p text:style-name="P10">sudo /usr/local/pgsql/bin/pg_ctl -D /usr/local/pgsql/data start</text:p>
      <text:p text:style-name="P18"/>
      <text:p text:style-name="P10">sudo /usr/local/pgsql/bin/pg_ctl -D /usr/local/pgsql/data stop</text:p>
      <text:p text:style-name="P18"/>
      <text:p text:style-name="P10">sudo /usr/local/pgsql/bin/pg_ctl -D /usr/local/pgsql/data restart </text:p>
      <text:p text:style-name="P6"/>
      <text:p text:style-name="P6">2 - Entendendo os Tablespaces</text:p>
      <text:p text:style-name="P10"/>
      <text:p text:style-name="P10">Como o nome sugere, um espaço destinado a armazenar tabelas. Pode ser criado para proteção/segurança de algumas tabelas (que ficam em localização diferente do restante dos bancos) como para balancear carga e também para otimizar dezempenho de apenas algumas tabelas ou bancos que requerem maior desempenho.</text:p>
      <text:p text:style-name="P10"/>
      <text:p text:style-name="P29">Utilizando espaços de tabelas, o administrador pode controlar a organização em disco da instalação do PostgreSQL. É útil pelo menos de duas maneiras:</text:p>
      <text:p text:style-name="Text_20_body">Primeira: se a partição ou volume onde o agrupamento foi inicializado ficar sem espaço, e não puder ser estendido, pode ser criado um espaço de tabelas em uma partição diferente e utilizado até que o sistema possa ser reconfigurado.</text:p>
      <text:p text:style-name="Text_20_body">Segunda: os espaços de tabelas permitem que o administrador utilize seu conhecimento do padrão de utilização dos objetos de banco de dados para otimizar o desempenho. Por exemplo, um índice muito utilizado pode ser colocado em um disco muito rápido com alta disponibilidade, como uma unidade de estado sólido. <text:a xlink:type="simple" xlink:href="http://pgdocptbr.sourceforge.net/pg80/manage-ag-tablespaces.html#FTN.AEN24737"><text:span text:style-name="Internet_20_link">[4]</text:span></text:a> Ao mesmo tempo, uma tabela armazenando dados históricos raramente utilizados, ou que seu desempenho não seja crítico, pode ser armazenada em um sistema de disco mais barato e mais lento.</text:p>
      <text:p text:style-name="Text_20_body">Para definir um espaço de tabelas é utilizado o comando <text:a xlink:type="simple" xlink:href="http://pgdocptbr.sourceforge.net/pg80/sql-createtablespace.html"><text:span text:style-name="Internet_20_link">CREATE TABLESPACE</text:span></text:a> como, por exemplo: </text:p>
      <text:p text:style-name="Preformatted_20_Text">CREATE TABLESPACE nometablespace [ OWNER nomedono ] LOCATION 'diretório<text:bookmark text:name="AEN24744"/>';</text:p>
      <text:p text:style-name="Preformatted_20_Text"/>
      <text:p text:style-name="Preformatted_20_Text">CREATE TABLESPACE area_veloz LOCATION '/mnt/sda1/postgresql/data';</text:p>
      <text:p text:style-name="Preformatted_20_Text"/>
      <text:p text:style-name="Preformatted_20_Text">Ao criar um banco, uma tabela ou um índice podemos escolher a qual tablespace pertencerá, usando o parâmetro tablespace.</text:p>
      <text:p text:style-name="P10"/>
      <text:p text:style-name="P15"/>
      <text:p text:style-name="P15">Criar Novo Cluster</text:p>
      <text:p text:style-name="P25"/>
      <text:p text:style-name="P25">Caso sinta necessidade pode criar outros clusters, especialmente indicado para grupos de tabelas com muito acesso.</text:p>
      <text:p text:style-name="P25"/>
      <text:p text:style-name="P25">O comando para criar um novo cluster é:</text:p>
      <text:p text:style-name="P25"><text:soft-page-break/></text:p>
      <text:p text:style-name="P25">\h create tablespace</text:p>
      <text:p text:style-name="P25"/>
      <text:p text:style-name="P25">Comando: CREATE TABLESPACE</text:p>
      <text:p text:style-name="P25">Descrição: define uma nova tablespace</text:p>
      <text:p text:style-name="P25"/>
      <text:p text:style-name="P25"/>
      <text:p text:style-name="P26">Sintaxe:</text:p>
      <text:p text:style-name="P25">CREATE TABLESPACE nome_tablespace [ OWNER usuário ] LOCATION 'diretório'</text:p>
      <text:p text:style-name="P24"/>
      <text:p text:style-name="P24">Exemplo:</text:p>
      <text:p text:style-name="P25"/>
      <text:p text:style-name="P25">CREATE TABLESPACE ncluster OWNER usuário LOCATION '/usr/local/pgsql/nc';</text:p>
      <text:p text:style-name="P25">CREATE TABLESPACE ncluster [OWNER postgres] LOCATION 'c:\\ncluster';</text:p>
      <text:p text:style-name="P25"/>
      <text:p text:style-name="P25"><text:span text:style-name="T15">Importante: </text:span>O diretório deve estar vazio e pertencer ao usuário.</text:p>
      <text:p text:style-name="P25"/>
      <text:p text:style-name="P26">Criando um banco no novo cluster:</text:p>
      <text:p text:style-name="P25">CREATE DATABASE bdcluster TABLESPACE = ncluster;</text:p>
      <text:p text:style-name="P25"/>
      <text:p text:style-name="P25">Obs: Podem existir numa mesma máquina vários agrupamentos de bancos de dados (cluster) gerenciados por um mesmo ou por diferentes postmasters.</text:p>
      <text:p text:style-name="P25">Se usando tablespace o gerenciamento será de um mesmo postmaster, se inicializados por outro initdb será por outro.</text:p>
      <text:p text:style-name="P24"/>
      <text:p text:style-name="P24">Setar o Tablespace default:</text:p>
      <text:p text:style-name="P25">SET default_tablespace = tablespace1;</text:p>
      <text:p text:style-name="P24"/>
      <text:p text:style-name="P24">Listar os Tablespaces existentes:</text:p>
      <text:p text:style-name="P25">\db</text:p>
      <text:p text:style-name="P25">SELECT spcname FROM pg_tablespace;</text:p>
      <text:p text:style-name="P24"/>
      <text:p text:style-name="P12">Na documentação oficial em português do PG 8.0:</text:p>
      <text:p text:style-name="P16"><text:a xlink:type="simple" xlink:href="http://pgdocptbr.sourceforge.net/pg80/manage-ag-tablespaces.html"><text:span text:style-name="Internet_20_link"><text:span text:style-name="T7">http://pgdocptbr.sourceforge.net/pg80/manage-ag-tablespaces.html</text:span></text:span></text:a></text:p>
      <text:p text:style-name="P16"><text:a xlink:type="simple" xlink:href="http://pgdocptbr.sourceforge.net/pg80/sql-createtablespace.html"><text:span text:style-name="Internet_20_link"><text:span text:style-name="T7">http://pgdocptbr.sourceforge.net/pg80/sql-createtablespace.html</text:span></text:span></text:a></text:p>
      <text:p text:style-name="P10">E diversos outros capítulos fazem referência.</text:p>
      <text:p text:style-name="P10">Na documentação do 8.3 em inglês:</text:p>
      <text:p text:style-name="P16"><text:a xlink:type="simple" xlink:href="http://www.postgresql.org/docs/8.3/interactive/manage-ag-tablespaces.html"><text:span text:style-name="Internet_20_link"><text:span text:style-name="T7">http://www.postgresql.org/docs/8.3/interactive/manage-ag-tablespaces.html</text:span></text:span></text:a><text:span text:style-name="T2"> </text:span></text:p>
      <text:p text:style-name="P16"><text:a xlink:type="simple" xlink:href="http://www.postgresql.org/docs/8.3/interactive/sql-createtablespace.html"><text:span text:style-name="Internet_20_link"><text:span text:style-name="T7">http://www.postgresql.org/docs/8.3/interactive/sql-createtablespace.html</text:span></text:span></text:a></text:p>
      <text:p text:style-name="P16"><text:a xlink:type="simple" xlink:href="http://www.postgresql.org/docs/8.3/interactive/sql-droptablespace.html"><text:span text:style-name="Internet_20_link"><text:span text:style-name="T7">http://www.postgresql.org/docs/8.3/interactive/sql-droptablespace.html</text:span></text:span></text:a></text:p>
      <text:p text:style-name="P16"><text:a xlink:type="simple" xlink:href="http://www.postgresql.org/docs/8.3/interactive/sql-altertablespace.html"><text:span text:style-name="Internet_20_link"><text:span text:style-name="T7">http://www.postgresql.org/docs/8.3/interactive/sql-altertablespace.html</text:span></text:span></text:a></text:p>
      <text:p text:style-name="P10">O Capítulo 5 do Livro Dominando o PostgreSQL aborda os tablespaces.</text:p>
      <text:p text:style-name="P8"/>
      <text:p text:style-name="P8"><text:soft-page-break/>3 - Criação de bancos de dados</text:p>
      <text:p text:style-name="P5"/>
      <text:p text:style-name="P7">No prompt de comando:</text:p>
      <text:p text:style-name="P13">createdb -p numeroporta -h nomehost -E LATIN1 -e nomebanco</text:p>
      <text:p text:style-name="P13"/>
      <text:p text:style-name="P22"><text:span text:style-name="T3">Mais Detalhes: </text:span><text:a xlink:type="simple" xlink:href="http://www.postgresql.org/docs/8.3/interactive/app-createdb.html"><text:span text:style-name="Internet_20_link"><text:span text:style-name="T8">http://www.postgresql.org/docs/8.3/interactive/app-createdb.html</text:span></text:span></text:a><text:span text:style-name="T3"> </text:span></text:p>
      <text:p text:style-name="P13"/>
      <text:p text:style-name="P13"/>
      <text:p text:style-name="P7">Como SQL dentro do psql ou em outro cliente:</text:p>
      <text:p text:style-name="P13">CREATE DATABASE banco OWNER dono TABLESPACE nometablespace ENCODING 'LATIN1';</text:p>
      <text:p text:style-name="P13"/>
      <text:p text:style-name="P22"><text:span text:style-name="T3">Mais Detalhes em: </text:span><text:a xlink:type="simple" xlink:href="http://www.postgresql.org/docs/8.3/interactive/sql-createdatabase.html"><text:span text:style-name="Internet_20_link"><text:span text:style-name="T8">http://www.postgresql.org/docs/8.3/interactive/sql-createdatabase.html</text:span></text:span></text:a><text:span text:style-name="T3"> </text:span></text:p>
      <text:p text:style-name="P9"/>
      <text:p text:style-name="P9"/>
      <text:p text:style-name="P9">4 - Removendo bancos de dados</text:p>
      <text:p text:style-name="P17"/>
      <text:p text:style-name="P11">DROP DATABASE nomebanco;</text:p>
      <text:p text:style-name="P11">Este comando não pode ser desfeito nem executado dentro de uma transação.</text:p>
      <text:p text:style-name="P19"/>
      <text:p text:style-name="P22"><text:span text:style-name="T2">Mais detalhes: </text:span><text:a xlink:type="simple" xlink:href="http://www.postgresql.org/docs/8.3/interactive/sql-dropdatabase.html"><text:span text:style-name="Internet_20_link"><text:span text:style-name="T7">http://www.postgresql.org/docs/8.3/interactive/sql-dropdatabase.html</text:span></text:span></text:a></text:p>
      <text:p text:style-name="P19"/>
      <text:p text:style-name="P11">dropdb -U usuario nomebanco</text:p>
      <text:p text:style-name="P22"><text:span text:style-name="T2">Detalhes em: </text:span><text:a xlink:type="simple" xlink:href="http://www.postgresql.org/docs/8.3/interactive/app-dropdb.html"><text:span text:style-name="Internet_20_link"><text:span text:style-name="T7">http://www.postgresql.org/docs/8.3/interactive/app-dropdb.html</text:span></text:span></text:a><text:span text:style-name="T2"> </text:span></text:p>
      <text:p text:style-name="P17"/>
      <text:p text:style-name="P11"><text:line-break/><text:span text:style-name="T14">5 - Bancos de dados de template/modelo </text:span></text:p>
      <text:p text:style-name="P16"/>
      <text:p text:style-name="P16"><text:span text:style-name="T6">Na verdade o comando </text:span><text:span text:style-name="command"><text:span text:style-name="T6">CREATE DATABASE</text:span></text:span><text:span text:style-name="T6"> funciona copiando um banco de dados existente. Por padrão, copia o banco de dados padrão do sistema chamado </text:span><text:span text:style-name="database"><text:span text:style-name="T6">template1</text:span></text:span><text:span text:style-name="T6">. </text:span><text:bookmark text:name="AEN24557"/><text:span text:style-name="T6">Portanto, este banco de dados é o </text:span><text:span text:style-name="quote"><text:span text:style-name="T6">"modelo"</text:span></text:span><text:span text:style-name="T6"> a partir do qual os novos bancos de dados são criados. Se forem adicionados objetos ao </text:span><text:span text:style-name="database"><text:span text:style-name="T6">template1</text:span></text:span><text:span text:style-name="T6">, estes objetos serão copiados nos próximos bancos de dados de usuário criados. Este comportamento permite modificar localmente o conjunto padrão de objetos nos bancos de dados. Por exemplo, se for instalada a linguagem procedural </text:span><text:span text:style-name="application"><text:span text:style-name="T6">PL/pgSQL</text:span></text:span><text:span text:style-name="T6"> em </text:span><text:span text:style-name="database"><text:span text:style-name="T6">template1</text:span></text:span><text:span text:style-name="T6">, esta se tornará automaticamente disponível em todos os próximos bancos de dados dos usuários sem que precise ser feito qualquer procedimento adicional na criação dos bancos de dados.</text:span></text:p>
      <text:p text:style-name="Normal_20__28_Web_29_"><text:span text:style-name="T6">Existe um segundo banco de dados padrão do sistema chamado </text:span><text:span text:style-name="database"><text:span text:style-name="T6">template0</text:span></text:span><text:span text:style-name="T6">. </text:span><text:bookmark text:name="AEN24565"/><text:span text:style-name="T6">Este banco de dados contém os mesmos dados contidos inicialmente em </text:span><text:span text:style-name="database"><text:span text:style-name="T6">template1</text:span></text:span><text:span text:style-name="T6">, ou seja, contém somente os objetos padrão pré-definidos pela versão do </text:span><text:span text:style-name="productname"><text:span text:style-name="T6">PostgreSQL</text:span></text:span><text:span text:style-name="T6">. </text:span><text:span text:style-name="T9">O banco de dados </text:span><text:span text:style-name="database"><text:span text:style-name="T9">template0</text:span></text:span><text:span text:style-name="T9"> nunca deve ser modificado após a execução do utilitário </text:span><text:a xlink:type="simple" xlink:href="http://pgdocptbr.sourceforge.net/pg80/app-initdb.html"><text:span text:style-name="Internet_20_link"><text:span text:style-name="T9">initdb</text:span></text:span></text:a><text:span text:style-name="T6">. </text:span><text:span text:style-name="T10">Instruindo o comando </text:span><text:span text:style-name="command"><text:span text:style-name="T10">CREATE DATABASE</text:span></text:span><text:span text:style-name="T10"> para copiar </text:span><text:span text:style-name="database"><text:span text:style-name="T10">template0</text:span></text:span><text:span text:style-name="T10"> em vez de </text:span><text:span text:style-name="database"><text:span text:style-name="T10">template1</text:span></text:span><text:span text:style-name="T10">, pode ser criado um banco de dados de usuário </text:span><text:span text:style-name="quote"><text:span text:style-name="T10">"intacto"</text:span></text:span><text:span text:style-name="T10">, não contendo nenhuma adição feita ao </text:span></text:p>
      <text:p text:style-name="Normal_20__28_Web_29_"><text:soft-page-break/><text:span text:style-name="T10"><text:line-break/>banco de dados </text:span><text:span text:style-name="database"><text:span text:style-name="T10">template1</text:span></text:span><text:span text:style-name="T10"> da instalação local. É particularmente útil ao se restaurar uma cópia de segurança feita por </text:span><text:a xlink:type="simple" xlink:href="http://pgdocptbr.sourceforge.net/pg80/app-pgdump.html"><text:span text:style-name="Internet_20_link"><text:span text:style-name="T10">pg_dump</text:span></text:span></text:a><text:span text:style-name="T10">: o script da cópia de segurança deve ser restaurado em um banco de dados intocado, para garantir a recriação do conteúdo correto da cópia de segurança do banco de dados, sem conflito com as adições que podem estar presentes em </text:span><text:span text:style-name="database"><text:span text:style-name="T10">template1</text:span></text:span><text:span text:style-name="T10">.</text:span></text:p>
      <text:p text:style-name="Normal_20__28_Web_29_"><text:span text:style-name="T9">Para criar um banco de dados copiando </text:span><text:span text:style-name="database"><text:span text:style-name="T9">template0</text:span></text:span><text:span text:style-name="T9"> deve ser utilizado:</text:span></text:p>
      <text:p text:style-name="Normal_20__28_Web_29_"><text:span text:style-name="T6">CREATE DATABASE </text:span><text:span text:style-name="replaceable"><text:span text:style-name="T6">nome_do_banco_de_dados</text:span></text:span><text:span text:style-name="T6"> TEMPLATE template0;<text:line-break/>a partir do ambiente SQL, ou</text:span></text:p>
      <text:p text:style-name="Pré-formatação_20_HTML"><text:span text:style-name="T6">createdb -T template0 </text:span><text:span text:style-name="replaceable"><text:span text:style-name="T6">nome_do_banco_de_dados<text:line-break/></text:span></text:span><text:span text:style-name="T6">a partir do interpretador de comandos.</text:span></text:p>
      <text:p text:style-name="Normal_20__28_Web_29_"><text:span text:style-name="T6">É possível criar bancos de dados modelo adicionais e, na verdade, pode ser copiado qualquer banco de dados do agrupamento especificando seu nome como modelo no comando </text:span><text:span text:style-name="command"><text:span text:style-name="T6">CREATE DATABASE</text:span></text:span><text:span text:style-name="T6">. Entretanto, é importante compreender que não há intenção (ainda) que este seja um mecanismo tipo </text:span><text:span text:style-name="quote"><text:span text:style-name="T6">"</text:span></text:span><text:span text:style-name="command"><text:span text:style-name="T6">COPY DATABASE</text:span></text:span><text:span text:style-name="quote"><text:span text:style-name="T6">"</text:span></text:span><text:span text:style-name="T6"> de uso geral. Em particular, é essencial que o banco de dados de origem esteja inativo (nenhuma transação em andamento alterando dados) durante a operação de cópia. O comando </text:span><text:span text:style-name="command"><text:span text:style-name="T6">CREATE DATABASE</text:span></text:span><text:span text:style-name="T6"> verifica se nenhuma sessão (além da própria) está conectada ao banco de dados de origem no início da operação, mas não garante que não possa haver alteração durante a execução da cópia, resultando em um banco de dados copiado inconsistente. <text:line-break/><text:line-break/></text:span><text:span text:style-name="T6"><text:line-break/></text:span><text:span text:style-name="T6">Portanto, recomenda-se que os bancos de dados utilizados como modelo sejam tratados como somente para leitura.</text:span></text:p>
      <text:p text:style-name="Normal_20__28_Web_29_"><text:span text:style-name="T9">Após preparar um banco de dados modelo, ou fazer alguma mudança em um deles, é recomendado executar o comando </text:span><text:span text:style-name="command"><text:span text:style-name="T9">VACUUM FREEZE</text:span></text:span><text:span text:style-name="T9"> ou </text:span><text:span text:style-name="command"><text:span text:style-name="T9">VACUUM FULL FREEZE</text:span></text:span><text:span text:style-name="T9"> neste banco de dados.</text:span><text:span text:style-name="T6"> Se for feito quando não houver nenhuma outra transação aberta no mesmo banco de dados, é garantido que todas as linhas no banco de dados serão </text:span><text:span text:style-name="quote"><text:span text:style-name="T6">"congeladas"</text:span></text:span><text:span text:style-name="T6"> e não estarão sujeitas a problemas de recomeço do ID de transação. Isto é particularmente importante em um banco de dados que terá </text:span><text:span text:style-name="database"><text:span text:style-name="T6">datallowconn</text:span></text:span><text:span text:style-name="T6"> definido como falso, uma vez que não será possível executar a rotina de manutenção </text:span><text:span text:style-name="command"><text:span text:style-name="T6">VACUUM</text:span></text:span><text:span text:style-name="T6"> neste banco de dados. Para obter informações adicionais deve ser consultada a </text:span><text:a xlink:type="simple" xlink:href="http://pgdocptbr.sourceforge.net/pg80/maintenance.html#VACUUM-FOR-WRAPAROUND"><text:span text:style-name="Internet_20_link"><text:span text:style-name="T6">Seção 21.1.3</text:span></text:span></text:a><text:span text:style-name="T6"> do manual oficial em português do Brasil em:<text:line-break/></text:span><text:a xlink:type="simple" xlink:href="http://pgdocptbr.sourceforge.net/pg80/maintenance.html#VACUUM-FOR-WRAPAROUND"><text:span text:style-name="Internet_20_link"><text:span text:style-name="T6">http://pgdocptbr.sourceforge.net/pg80/maintenance.html#VACUUM-FOR-WRAPAROUND</text:span></text:span></text:a><text:span text:style-name="T6"> .</text:span></text:p>
      <text:p text:style-name="Normal_20__28_Web_29_"><text:span text:style-name="T9">Nota:</text:span><text:span text:style-name="T6"> Os bancos de dados </text:span><text:span text:style-name="database"><text:span text:style-name="T6">template1</text:span></text:span><text:span text:style-name="T6"> e </text:span><text:span text:style-name="database"><text:span text:style-name="T6">template0</text:span></text:span><text:span text:style-name="T6"> não possuem qualquer status especial além do fato do nome </text:span><text:span text:style-name="database"><text:span text:style-name="T6">template1</text:span></text:span><text:span text:style-name="T6"> ser o nome padrão para banco de dados de origem do </text:span><text:soft-page-break/><text:span text:style-name="T6">comando </text:span><text:span text:style-name="command"><text:span text:style-name="T6">CREATE DATABASE</text:span></text:span><text:span text:style-name="T6">, e além de ser o banco de dados padrão para se conectar utilizado por vários programas, como o </text:span><text:a xlink:type="simple" xlink:href="http://pgdocptbr.sourceforge.net/pg80/app-createdb.html"><text:span text:style-name="Internet_20_link"><text:span text:style-name="T6">createdb</text:span></text:span></text:a><text:span text:style-name="T6">. Por exemplo, </text:span><text:span text:style-name="database"><text:span text:style-name="T6">template1</text:span></text:span><text:span text:style-name="T6"> pode ser removido e recriado a partir de </text:span><text:span text:style-name="database"><text:span text:style-name="T6">template0</text:span></text:span><text:span text:style-name="T6"> sem qualquer efeito prejudicial. Esta forma de agir pode ser aconselhável se forem adicionadas, por descuido, coisas inúteis ao </text:span><text:span text:style-name="database"><text:span text:style-name="T6">template1</text:span></text:span><text:span text:style-name="T6">.<text:line-break/>Na versão 8 apareceu um novo template, que é uma cópia do template1, é o </text:span><text:span text:style-name="T9">postgres, </text:span><text:span text:style-name="T11">este a partir de então é o template default</text:span><text:span text:style-name="T6">.</text:span></text:p>
      <text:p text:style-name="Normal_20__28_Web_29_"/>
      <text:p text:style-name="P4">Recriação do banco de dados template1</text:p>
      <text:p text:style-name="Normal_20__28_Web_29_"><text:span text:style-name="T6">Neste exemplo o banco de dados </text:span><text:span text:style-name="database"><text:span text:style-name="T6">template1</text:span></text:span><text:span text:style-name="T6"> é recriado. Deve ser observado na seqüência de comandos utilizada que não é possível remover o banco de dados </text:span><text:span text:style-name="database"><text:span text:style-name="T6">template1</text:span></text:span><text:span text:style-name="T6"> conectado ao mesmo, e enquanto este banco de dados estiver marcado como modelo no catálogo do sistema </text:span><text:span text:style-name="database"><text:span text:style-name="T6">pg_database</text:span></text:span><text:span text:style-name="T6">.</text:span><text:bookmark text:name="AEN24627"/></text:p>
      <text:p text:style-name="Normal_20__28_Web_29_"><text:span text:style-name="T6">Para recriar o banco de dados </text:span><text:span text:style-name="database"><text:span text:style-name="T6">template1</text:span></text:span><text:span text:style-name="T6"> é necessário: se conectar a outro banco de dados (</text:span><text:span text:style-name="database"><text:span text:style-name="T6">teste</text:span></text:span><text:span text:style-name="T6"> neste exemplo); atualizar o catálogo </text:span><text:span text:style-name="database"><text:span text:style-name="T6">pg_database</text:span></text:span><text:span text:style-name="T6"> para que o banco de dados </text:span><text:span text:style-name="database"><text:span text:style-name="T6">template1</text:span></text:span><text:span text:style-name="T6"> não fique marcado como um banco de dados modelo; remover e criar o banco de dados </text:span><text:span text:style-name="database"><text:span text:style-name="T6">template1</text:span></text:span><text:span text:style-name="T6">; conectar ao banco de dados </text:span><text:span text:style-name="database"><text:span text:style-name="T6">template1</text:span></text:span><text:span text:style-name="T6">; executar os comandos </text:span><text:span text:style-name="command"><text:span text:style-name="T6">VACUUM FULL</text:span></text:span><text:span text:style-name="T6"> e </text:span><text:span text:style-name="command"><text:span text:style-name="T6">VACUUM FREEZE</text:span></text:span><text:span text:style-name="T6">; atualizar o catálogo do sistema </text:span><text:span text:style-name="database"><text:span text:style-name="T6">pg_database</text:span></text:span><text:span text:style-name="T6"> para que o banco de dados </text:span><text:span text:style-name="database"><text:span text:style-name="T6">template1</text:span></text:span><text:span text:style-name="T6"> volte a ficar marcado como um banco de dados modelo.</text:span></text:p>
      <text:p text:style-name="P3">Abaixo está mostrada a seqüência de comandos utilizada:</text:p>
      <text:p text:style-name="Pré-formatação_20_HTML"><text:span text:style-name="Exemplo_20_HTML"><text:span text:style-name="T6">template1=#</text:span></text:span><text:span text:style-name="T6"> <text:s/></text:span><text:span text:style-name="Teclado_20_HTML"><text:span text:style-name="T6">DROP DATABASE template1;</text:span></text:span></text:p>
      <text:p text:style-name="Pré-formatação_20_HTML"><text:span text:style-name="Exemplo_20_HTML"><text:span text:style-name="T6">ERRO: <text:s/>não é possível remover o banco de dados aberto atualmente</text:span></text:span></text:p>
      <text:p text:style-name="Pré-formatação_20_HTML"><text:span text:style-name="Exemplo_20_HTML"><text:span text:style-name="T6">template1=#</text:span></text:span><text:span text:style-name="T6"> <text:s/></text:span><text:span text:style-name="Teclado_20_HTML"><text:span text:style-name="T6">\c teste</text:span></text:span></text:p>
      <text:p text:style-name="Pré-formatação_20_HTML"><text:span text:style-name="Exemplo_20_HTML"><text:span text:style-name="T6">Conectado ao banco de dados "teste".</text:span></text:span></text:p>
      <text:p text:style-name="Pré-formatação_20_HTML"><text:span text:style-name="Exemplo_20_HTML"><text:span text:style-name="T6">teste=#</text:span></text:span><text:span text:style-name="T6"> <text:s/></text:span><text:span text:style-name="Teclado_20_HTML"><text:span text:style-name="T6">DROP DATABASE template1;</text:span></text:span></text:p>
      <text:p text:style-name="Pré-formatação_20_HTML"><text:span text:style-name="Exemplo_20_HTML"><text:span text:style-name="T6">ERRO: <text:s/>não é possível remover um banco de dados modelo</text:span></text:span></text:p>
      <text:p text:style-name="Pré-formatação_20_HTML"><text:span text:style-name="Exemplo_20_HTML"><text:span text:style-name="T12">teste=#</text:span></text:span><text:span text:style-name="T12"> <text:s/></text:span><text:span text:style-name="Teclado_20_HTML"><text:span text:style-name="T12">UPDATE pg_database SET datistemplate=false WHERE datname='template1';</text:span></text:span></text:p>
      <text:p text:style-name="Pré-formatação_20_HTML"><text:span text:style-name="Exemplo_20_HTML"><text:span text:style-name="T6">UPDATE 1</text:span></text:span></text:p>
      <text:p text:style-name="Pré-formatação_20_HTML"><text:span text:style-name="Exemplo_20_HTML"><text:span text:style-name="T6">teste=#</text:span></text:span><text:span text:style-name="T6"> <text:s/></text:span><text:span text:style-name="Teclado_20_HTML"><text:span text:style-name="T6">DROP DATABASE template1;</text:span></text:span></text:p>
      <text:p text:style-name="Pré-formatação_20_HTML"><text:span text:style-name="Exemplo_20_HTML"><text:span text:style-name="T6">DROP DATABASE</text:span></text:span></text:p>
      <text:p text:style-name="Pré-formatação_20_HTML"><text:span text:style-name="Exemplo_20_HTML"><text:span text:style-name="T6">teste=#</text:span></text:span><text:span text:style-name="T6"> <text:s/></text:span><text:span text:style-name="Teclado_20_HTML"><text:span text:style-name="T6">CREATE DATABASE template1 TEMPLATE template0 ENCODING 'latin1';</text:span></text:span></text:p>
      <text:p text:style-name="Pré-formatação_20_HTML"><text:span text:style-name="Exemplo_20_HTML"><text:span text:style-name="T6">CREATE DATABASE</text:span></text:span></text:p>
      <text:p text:style-name="Pré-formatação_20_HTML"><text:span text:style-name="Exemplo_20_HTML"><text:span text:style-name="T6">teste=#</text:span></text:span><text:span text:style-name="T6"> <text:s/></text:span><text:span text:style-name="Teclado_20_HTML"><text:span text:style-name="T6">\c template1</text:span></text:span></text:p>
      <text:p text:style-name="Pré-formatação_20_HTML"><text:span text:style-name="Exemplo_20_HTML"><text:span text:style-name="T6">Conectado ao banco de dados "template1".</text:span></text:span></text:p>
      <text:p text:style-name="Pré-formatação_20_HTML"><text:span text:style-name="Exemplo_20_HTML"><text:span text:style-name="T12">template1=#</text:span></text:span><text:span text:style-name="T12"> <text:s/></text:span><text:span text:style-name="Teclado_20_HTML"><text:span text:style-name="T12">VACUUM FULL;</text:span></text:span></text:p>
      <text:p text:style-name="Pré-formatação_20_HTML"><text:span text:style-name="Exemplo_20_HTML"><text:span text:style-name="T12">VACUUM</text:span></text:span></text:p>
      <text:p text:style-name="Pré-formatação_20_HTML"><text:span text:style-name="Exemplo_20_HTML"><text:span text:style-name="T12">template1=#</text:span></text:span><text:span text:style-name="T12"> <text:s/></text:span><text:span text:style-name="Teclado_20_HTML"><text:span text:style-name="T12">VACUUM FREEZE;</text:span></text:span></text:p>
      <text:p text:style-name="Pré-formatação_20_HTML"><text:span text:style-name="Exemplo_20_HTML"><text:span text:style-name="T12">VACUUM</text:span></text:span></text:p>
      <text:p text:style-name="Pré-formatação_20_HTML"><text:span text:style-name="Exemplo_20_HTML"><text:span text:style-name="T12">template1=#</text:span></text:span><text:span text:style-name="T12"> <text:s/></text:span><text:span text:style-name="Teclado_20_HTML"><text:span text:style-name="T12">UPDATE pg_database SET datistemplate=true WHERE datname='template1';</text:span></text:span></text:p>
      <text:p text:style-name="Pré-formatação_20_HTML"><text:span text:style-name="Exemplo_20_HTML"><text:span text:style-name="T6">UPDATE 1</text:span></text:span></text:p>
      <text:p text:style-name="P16"><text:span text:style-name="T2">Mais detalhes em: </text:span><text:a xlink:type="simple" xlink:href="http://pgdocptbr.sourceforge.net/pg80/manage-ag-templatedbs.html"><text:span text:style-name="Internet_20_link"><text:span text:style-name="T7">http://pgdocptbr.sourceforge.net/pg80/manage-ag-templatedbs.html</text:span></text:span></text:a><text:span text:style-name="T2"> </text:span></text:p>
      <text:p text:style-name="P10"><text:soft-page-break/></text:p>
      <text:p text:style-name="P8"/>
      <text:p text:style-name="P9">6 - Entendendo o layout físico dos bancos de dados</text:p>
      <text:p text:style-name="Normal_20__28_Web_29_"><text:span text:style-name="T6">Formato de armazenamento no nível de arquivos e diretórios.<text:line-break/>Todos os dados necessários para um agrupamento de bancos de dados são armazenados dentro do diretório de dados do agrupamento. Podem existir na mesma máquina vários agrupamentos, gerenciados por diferentes </text:span><text:span text:style-name="application"><text:span text:style-name="T6">postmaster</text:span></text:span><text:span text:style-name="T6">.</text:span></text:p>
      <text:p text:style-name="Normal_20__28_Web_29_"><text:span text:style-name="T6">Quando instalamos pelos fontes e não alteramos o default ficam em /usr/local/pgsql/data.<text:line-break/>O diretório </text:span><text:span text:style-name="varname"><text:span text:style-name="T6">data </text:span></text:span><text:span text:style-name="T6">contém vários subdiretórios e arquivos de controle, conforme mostrado na tabela abaixo. Além destes itens requeridos, os arquivos de configuração do agrupamento </text:span><text:span text:style-name="Máquina_20_de_20_escrever_20_HTML"><text:span text:style-name="T6">postgresql.conf</text:span></text:span><text:span text:style-name="T6">, </text:span><text:span text:style-name="Máquina_20_de_20_escrever_20_HTML"><text:span text:style-name="T6">pg_hba.conf</text:span></text:span><text:span text:style-name="T6"> e </text:span><text:span text:style-name="Máquina_20_de_20_escrever_20_HTML"><text:span text:style-name="T6">pg_ident.conf</text:span></text:span><text:span text:style-name="T6"> são tradicionalmente armazenados </text:span><text:span text:style-name="varname"><text:span text:style-name="T6">no data </text:span></text:span><text:span text:style-name="T6"><text:s/>(embora a partir da versão 8.0 do </text:span><text:span text:style-name="productname"><text:span text:style-name="T6">PostgreSQL</text:span></text:span><text:span text:style-name="T6"> seja possível mantê-los em qualquer outro lugar).</text:span></text:p>
      <text:p text:style-name="P4"><text:bookmark-start text:name="PGDATA-CONTENTS-TABLE"/>Conteúdo de diretório data (lembre: algumas distribuições usam outro diretório)<text:bookmark-end text:name="PGDATA-CONTENTS-TABLE"/></text:p>
      <table:table table:name="Table1" table:style-name="Table1">
        <table:table-column table:style-name="Table1.A"/>
        <table:table-column table:style-name="Table1.B"/>
        <table:table-header-rows>
          <table:table-row table:style-name="Table1.1">
            <table:table-cell table:style-name="Table1.A1" office:value-type="string">
              <text:p text:style-name="P20">Item</text:p>
            </table:table-cell>
            <table:table-cell table:style-name="Table1.B1" office:value-type="string">
              <text:p text:style-name="P20">Descrição</text:p>
            </table:table-cell>
          </table:table-row>
        </table:table-header-rows>
        <table:table-row table:style-name="Table1.1">
          <table:table-cell table:style-name="Table1.A1" office:value-type="string">
            <text:p text:style-name="P23"><text:span text:style-name="Máquina_20_de_20_escrever_20_HTML"><text:span text:style-name="T6">PG_VERSION</text:span></text:span></text:p>
          </table:table-cell>
          <table:table-cell table:style-name="Table1.B1" office:value-type="string">
            <text:p text:style-name="P23"><text:span text:style-name="T6">Arquivo contendo o número de versão principal do </text:span><text:span text:style-name="productname"><text:span text:style-name="T6">PostgreSQL</text:span></text:span></text:p>
          </table:table-cell>
        </table:table-row>
        <table:table-row table:style-name="Table1.1">
          <table:table-cell table:style-name="Table1.A1" office:value-type="string">
            <text:p text:style-name="P23"><text:span text:style-name="Máquina_20_de_20_escrever_20_HTML"><text:span text:style-name="T6">base</text:span></text:span></text:p>
          </table:table-cell>
          <table:table-cell table:style-name="Table1.B1" office:value-type="string">
            <text:p text:style-name="P21">Subdiretório contendo subdiretórios por banco de dados</text:p>
          </table:table-cell>
        </table:table-row>
        <table:table-row table:style-name="Table1.1">
          <table:table-cell table:style-name="Table1.A1" office:value-type="string">
            <text:p text:style-name="P23"><text:span text:style-name="Máquina_20_de_20_escrever_20_HTML"><text:span text:style-name="T6">global</text:span></text:span></text:p>
          </table:table-cell>
          <table:table-cell table:style-name="Table1.B1" office:value-type="string">
            <text:p text:style-name="P23"><text:span text:style-name="T6">Subdiretório contendo tabelas para todo o agrupamento, como </text:span><text:span text:style-name="database"><text:span text:style-name="T6">pg_database</text:span></text:span></text:p>
          </table:table-cell>
        </table:table-row>
        <table:table-row table:style-name="Table1.1">
          <table:table-cell table:style-name="Table1.A1" office:value-type="string">
            <text:p text:style-name="P23"><text:span text:style-name="Máquina_20_de_20_escrever_20_HTML"><text:span text:style-name="T6">pg_clog</text:span></text:span></text:p>
          </table:table-cell>
          <table:table-cell table:style-name="Table1.B1" office:value-type="string">
            <text:p text:style-name="P21">Subdiretório contendo dados sobre status de efetivação de transação</text:p>
          </table:table-cell>
        </table:table-row>
        <table:table-row table:style-name="Table1.1">
          <table:table-cell table:style-name="Table1.A1" office:value-type="string">
            <text:p text:style-name="P23"><text:span text:style-name="Máquina_20_de_20_escrever_20_HTML"><text:span text:style-name="T6">pg_subtrans</text:span></text:span></text:p>
          </table:table-cell>
          <table:table-cell table:style-name="Table1.B1" office:value-type="string">
            <text:p text:style-name="P21">Subdiretório contendo dados sobre status de subtransação</text:p>
          </table:table-cell>
        </table:table-row>
        <table:table-row table:style-name="Table1.1">
          <table:table-cell table:style-name="Table1.A1" office:value-type="string">
            <text:p text:style-name="P23"><text:span text:style-name="Máquina_20_de_20_escrever_20_HTML"><text:span text:style-name="T6">pg_tblspc</text:span></text:span></text:p>
          </table:table-cell>
          <table:table-cell table:style-name="Table1.B1" office:value-type="string">
            <text:p text:style-name="P21">Subdiretório contendo vínculos simbólicos para espaços de tabelas</text:p>
          </table:table-cell>
        </table:table-row>
        <table:table-row table:style-name="Table1.1">
          <table:table-cell table:style-name="Table1.A1" office:value-type="string">
            <text:p text:style-name="P23"><text:span text:style-name="Máquina_20_de_20_escrever_20_HTML"><text:span text:style-name="T6">pg_xlog</text:span></text:span></text:p>
          </table:table-cell>
          <table:table-cell table:style-name="Table1.B1" office:value-type="string">
            <text:p text:style-name="P23"><text:span text:style-name="T6">Subdiretório contendo os arquivos do </text:span><text:span text:style-name="Acrônimo_20_HTML"><text:span text:style-name="T6">WAL</text:span></text:span><text:span text:style-name="T6"> (registro prévio da escrita)</text:span></text:p>
          </table:table-cell>
        </table:table-row>
        <table:table-row table:style-name="Table1.1">
          <table:table-cell table:style-name="Table1.A1" office:value-type="string">
            <text:p text:style-name="P23"><text:span text:style-name="Máquina_20_de_20_escrever_20_HTML"><text:span text:style-name="T6">postmaster.opts</text:span></text:span></text:p>
          </table:table-cell>
          <table:table-cell table:style-name="Table1.B1" office:value-type="string">
            <text:p text:style-name="P23"><text:span text:style-name="T6">Arquivo contendo as opções de linha de comando com as quais o </text:span><text:span text:style-name="application"><text:span text:style-name="T6">postmaster</text:span></text:span><text:span text:style-name="T6"> foi inicializado da última vez</text:span></text:p>
          </table:table-cell>
        </table:table-row>
        <table:table-row table:style-name="Table1.1">
          <table:table-cell table:style-name="Table1.A1" office:value-type="string">
            <text:p text:style-name="P23"><text:span text:style-name="Máquina_20_de_20_escrever_20_HTML"><text:span text:style-name="T6">postmaster.pid</text:span></text:span></text:p>
          </table:table-cell>
          <table:table-cell table:style-name="Table1.B1" office:value-type="string">
            <text:p text:style-name="P23"><text:span text:style-name="T6">Arquivo de bloqueio contendo o PID corrente do </text:span><text:span text:style-name="application"><text:span text:style-name="T6">postmaster</text:span></text:span><text:span text:style-name="T6">, e o ID do segmento de memória compartilhada (não mais presente após o </text:span><text:span text:style-name="application"><text:span text:style-name="T6">postmaster</text:span></text:span><text:span text:style-name="T6"> ser parado)</text:span></text:p>
          </table:table-cell>
        </table:table-row>
      </table:table>
      <text:p text:style-name="P31"><text:span text:style-name="T6">Em caso de problema ao tentar iniciar o PostgreSQL remova o </text:span><text:span text:style-name="Máquina_20_de_20_escrever_20_HTML"><text:span text:style-name="T6">postmaster.pid.<text:line-break/></text:span></text:span><text:span text:style-name="T6">Para cada banco de dados do agrupamento existe um subdiretório dentro de </text:span><text:span text:style-name="varname"><text:span text:style-name="T6">PGDATA</text:span></text:span><text:span text:style-name="Máquina_20_de_20_escrever_20_HTML"><text:span text:style-name="T6">/base</text:span></text:span><text:span text:style-name="T6">, com nome correspondente ao OID do banco de dados em </text:span><text:span text:style-name="database"><text:span text:style-name="T6">pg_database</text:span></text:span><text:span text:style-name="T6">. Este subdiretório é o local padrão para os arquivos do banco de dados; em particular, os catálogos do sistema do banco de dados são armazenados neste subdiretório.<text:line-break/>Cada tabela e índice é armazenado em um arquivo separado.<text:line-break/></text:span><text:span text:style-name="T2">Mais detalhes em: </text:span><text:a xlink:type="simple" xlink:href="http://pgdocptbr.sourceforge.net/pg80/storage.html"><text:span text:style-name="Internet_20_link"><text:span text:style-name="T7">http://pgdocptbr.sourceforge.net/pg80/storage.html</text:span></text:span></text:a><text:span text:style-name="T2"> e em </text:span><text:a xlink:type="simple" xlink:href="http://www.postgresql.org/docs/8.3/interactive/storage-file-layout.html"><text:span text:style-name="Internet_20_link"><text:span text:style-name="T7">http://www.postgresql.org/docs/8.3/interactive/storage-file-layout.html</text:span></text:span></text:a><text:span text:style-name="T2"> </text:span></text:p>
      <text:p text:style-name="P31"><text:soft-page-break/><text:span text:style-name="T2"><text:line-break/></text:span><text:span text:style-name="T4">Criando Novos Clusters no PostgreSQL para Windows</text:span></text:p>
      <text:p text:style-name="Text_20_body">Para criar um novo cluster:<text:line-break/>Crie um diretório para abrigar o novo cluster (lembre que o usuário postgres deve ter permissão de escrita nele).<text:line-break/>- Ex.: data2 no diretório bin.</text:p>
      <text:p text:style-name="Text_20_body">Criar o novo cluster (acesse o terminal no diretório C:\Program Files\PostgreSQL\8.3\bin) e execute:<text:line-break/>- C:\Program Files\PostgreSQL\8.3\bin&gt;initdb -U postgres -D data2</text:p>
      <text:p text:style-name="Text_20_body">Editar o data2\postgresql.conf e alterar a porta para 5444</text:p>
      <text:p text:style-name="Text_20_body">Iniciar o servidor do novo cluster<text:line-break/>- pg_ctl -D data2 start</text:p>
      <text:p text:style-name="Text_20_body">Acessar a console (psql) do novo cluster<text:line-break/>- psql -p 5444 -U postgres</text:p>
      <text:p text:style-name="Text_20_body">Listar os bancos<text:line-break/>- \l — Observe que somente existem os bancos de templates. Temos um novo cluster.</text:p>
      <text:p text:style-name="Text_20_body">Obs.: No Windows não consegui dar suporte a latin1 em novos clustes nem o original suporta.<text:line-break/>Isso só foi conseguido em novos clusters no Linux.</text:p>
      <text:p text:style-name="Text_20_body">Tecle Ctrl+Alt+Del no Windows ou ‘ps ax|grep post’ no Linux e veja que agora temos dois pg_ctl na memória.</text:p>
      <text:p text:style-name="Text_20_body">———————————————————————<text:line-break/><text:span text:style-name="T13">Criação de Novos Clusters no PostgreSQL 8.3 for Linux (Ubuntu 7.10):</text:span><text:line-break/>———————————————————————</text:p>
      <text:p text:style-name="Text_20_body">Criando os clusters</text:p>
      <text:p text:style-name="Text_20_body">cluster em latin1</text:p>
      <text:p text:style-name="Text_20_body">Criação do diretório para o cluster, data_latin1, tornando o usuário postgres seu dono:<text:line-break/>mkdir data_latin1<text:line-break/>su - postgres<text:line-break/>export LANG=pt_BR.ISO-8859-1<text:line-break/>bin/initdb –encoding latin1 -D data_latin1<text:line-break/>Editar o script data_latin1/postgresql.conf e alterar a porta para 5433</text:p>
      <text:p text:style-name="Text_20_body">Conectando no cluster em latin1</text:p>
      <text:p text:style-name="Text_20_body">bin/pg_ctl -D data_latin1 start<text:line-break/>bin/psql -U postgres postgres -p 5433<text:line-break/>\l — Veja que a codificação de todos os bancos é a latin1.</text:p>
      <text:p text:style-name="Text_20_body"><text:soft-page-break/>create database testeutf8 with encoding ‘utf8′;</text:p>
      <text:p text:style-name="Text_20_body">Obs.: Cluster em latin1 com suporte a UTF-8.</text:p>
      <text:p text:style-name="Text_20_body">cluster em utf-8</text:p>
      <text:p text:style-name="Text_20_body">su - postgres<text:line-break/>bin/initdb -D data_utf8</text:p>
      <text:p text:style-name="Text_20_body">Como utf8 o default no Ubuntu, não preciso passar parãmetro.<text:line-break/>Editar o script data_utf8/postgresql.conf e alterar a porta para 5434</text:p>
      <text:p text:style-name="Text_20_body">Conectando no cluster utf-8</text:p>
      <text:p text:style-name="Text_20_body">bin/pg_ctl -D data_utf8 start<text:line-break/>bin/psql -U postgres postgres -p 5434</text:p>
      <text:p text:style-name="Text_20_body">Bem, a saída para quem quer usar o 8.3.x e precisa de latin, no Linux, é esta (dica que recebi na lista de PostgreSQL pgbr-geral, do Euler).</text:p>
      <text:p text:style-name="P31"><text:span text:style-name="T2"/></text:p>
      <text:p text:style-name="P31"><text:span text:style-name="T2">Fonte: </text:span><text:a xlink:type="simple" xlink:href="http://ribafs.wordpress.com/2008/04/01/criando-clusters-no-postgresql-83-windows-e-linux/">http://ribafs.wordpress.com/2008/04/01/criando-clusters-no-postgresql-83-windows-e-linux/</text:a></text:p>
      <text:p text:style-name="P3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BoldMT" svg:font-family="Arial-BoldMT"/>
    <style:font-face style:name="Fixedsys" svg:font-family="Fixedsys"/>
    <style:font-face style:name="StarSymbol" svg:font-family="StarSymbol, 'Arial Unicode MS'"/>
    <style:font-face style:name="Tahoma1" svg:font-family="Tahoma"/>
    <style:font-face style:name="Times" svg:font-family="Times, 'Times New Roman'"/>
    <style:font-face style:name="Courier New" svg:font-family="'Courier New'" style:font-family-generic="modern"/>
    <style:font-face style:name="ArialMT" svg:font-family="ArialMT" style:font-family-generic="swiss"/>
    <style:font-face style:name="Helvetica" svg:font-family="Helvetica" style:font-family-generic="swiss"/>
    <style:font-face style:name="DejaVuSans" svg:font-family="DejaVuSans" style:font-pitch="variable"/>
    <style:font-face style:name="HG Mincho Light J" svg:font-family="'HG Mincho Light J', msmincho" style:font-pitch="variable"/>
    <style:font-face style:name="Tahoma2" svg:font-family="Tahoma"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pt" fo:country="PT"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name-complex="Tahoma1"/>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style:font-name="Times New Roman" fo:font-size="18pt" fo:font-weight="bold" style:font-name-asian="DejaVuSans" style:font-size-asian="18pt" style:font-weight-asian="bold" style:font-name-complex="Tahoma2" style:font-size-complex="18pt" style:font-weight-complex="bold"/>
    </style:style>
    <style:style style:name="Normal_20__28_Web_29_" style:display-name="Normal (Web)" style:family="paragraph" style:parent-style-name="Standard">
      <style:paragraph-properties fo:margin-top="0.494cm" fo:margin-bottom="0.494cm"/>
    </style:style>
    <style:style style:name="Pré-formatação_20_HTML" style:display-name="Pré-formataçã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Fonte_20_parág._20_padrão" style:display-name="Fonte parág. padrão" style:family="text"/>
    <style:style style:name="varname" style:family="text" style:parent-style-name="Fonte_20_parág._20_padrão"/>
    <style:style style:name="Máquina_20_de_20_escrever_20_HTML" style:display-name="Máquina de escrever HTML" style:family="text" style:parent-style-name="Fonte_20_parág._20_padrão">
      <style:text-properties style:font-name="Courier New" fo:font-size="10pt" style:font-name-asian="Times New Roman" style:font-size-asian="10pt" style:font-name-complex="Courier New" style:font-size-complex="10pt"/>
    </style:style>
    <style:style style:name="application"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productname" style:family="text" style:parent-style-name="Fonte_20_parág._20_padrão"/>
    <style:style style:name="database" style:family="text" style:parent-style-name="Fonte_20_parág._20_padrão"/>
    <style:style style:name="Acrônimo_20_HTML" style:display-name="Acrônimo HTML" style:family="text" style:parent-style-name="Fonte_20_parág._20_padrão"/>
    <style:style style:name="command" style:family="text" style:parent-style-name="Fonte_20_parág._20_padrão"/>
    <style:style style:name="quote" style:family="text" style:parent-style-name="Fonte_20_parág._20_padrão"/>
    <style:style style:name="replaceable" style:family="text" style:parent-style-name="Fonte_20_parág._20_padrão"/>
    <style:style style:name="literal" style:family="text" style:parent-style-name="Fonte_20_parág._20_padrão"/>
    <style:style style:name="Exemplo_20_HTML" style:display-name="Exemplo HTML" style:family="text" style:parent-style-name="Fonte_20_parág._20_padrão">
      <style:text-properties style:font-name="Courier New" style:font-name-asian="Times New Roman" style:font-name-complex="Courier New"/>
    </style:style>
    <style:style style:name="Teclado_20_HTML" style:display-name="Teclado HTML" style:family="text" style:parent-style-name="Fonte_20_parág._20_padrão">
      <style:text-properties style:font-name="Courier New" fo:font-size="10pt" style:font-name-asian="Times New Roman" style:font-size-asian="10pt" style:font-name-complex="Courier New" style:font-size-complex="10pt"/>
    </style:style>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fo:font-size="10.5pt" fo:font-style="italic" style:font-size-asian="10.5pt" style:font-style-asian="italic" style:font-size-complex="10.5pt" style:font-style-complex="italic"/>
    </style:style>
    <style:style style:name="T1" style:family="text">
      <style:text-properties fo:font-size="10.5pt" fo:font-style="italic" style:font-size-asian="10.5pt" style:font-style-asian="italic" style:font-size-complex="10.5pt" style:font-style-complex="italic"/>
    </style:style>
    <style:page-layout style:name="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26cm" fo:margin-left="0cm" fo:margin-right="0cm" fo:margin-top="0.827cm" style:dynamic-spacing="true"/>
      </style:footer-style>
    </style:page-layout>
  </office:automatic-styles>
  <office:master-styles>
    <style:master-page style:name="Standard" style:page-layout-name="pm1">
      <style:header>
        <text:p text:style-name="P1"><text:span text:style-name="T1">DBA PostgreSQL<text:tab/></text:span><text:span text:style-name="T1"><text:page-number text:select-page="current">11</text:page-number></text:span><text:span text:style-name="T1">/</text:span><text:span text:style-name="T1"><text:page-count>12</text:page-count></text:span></text:p>
      </style:header>
      <style:footer>
        <text:p text:style-name="P2">Ribamar FS – http://ribafs.n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Ribamar Ferreira de Sousa</meta:initial-creator>
    <meta:creation-date>2008-03-13T22:47:00</meta:creation-date>
    <dc:creator>Ribamar FS</dc:creator>
    <dc:date>2008-06-05T12:28:50</dc:date>
    <meta:editing-cycles>38</meta:editing-cycles>
    <meta:editing-duration>PT21M29S</meta:editing-duration>
    <meta:user-defined meta:name="Info 1"/>
    <meta:user-defined meta:name="Info 2"/>
    <meta:user-defined meta:name="Info 3"/>
    <meta:user-defined meta:name="Info 4"/>
    <meta:document-statistic meta:table-count="1" meta:image-count="0" meta:object-count="0" meta:page-count="12" meta:paragraph-count="246" meta:word-count="3194" meta:character-count="20105"/>
  </office:meta>
</office:document-meta>
</file>